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25-10-20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25-07-18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25-05-01 0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25-01-30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24-10-24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24-07-30 1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24-04-29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24-01-24 0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23-10-3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23-07-12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23-04-25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23-01-25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22-10-19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22-07-25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22-04-26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22-01-12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21-10-15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21-07-20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21-04-20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20-10-20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20-07-28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20-04-27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20-01-24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19-10-25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19-04-25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19-01-26 2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18-07-26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18-01-31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17-10-09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17-07-14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17-04-06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17-01-10 0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16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16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16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15-11-02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15-07-27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15-04-08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15-01-0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14-10-17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14-07-11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14-04-09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14-01-13 2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14-01-13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13-10-04 2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13-08-29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13-07-08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13-05-29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13-04-13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13-04-01 2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13-02-27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13-01-15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12-11-29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12-10-18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12-08-29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12-07-1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12-06-06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12-05-04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12-02-29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12-01-12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11-11-30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11-10-07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11-10-07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11-08-2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11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11-05-25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11-02-18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11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10-11-29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10-08-24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10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10-05-27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10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10-02-24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10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9-11-24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9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9-08-27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9-08-10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9-05-19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9-04-07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9-02-12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9-01-16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8-11-13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8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8-08-13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8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8-05-27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8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8-02-26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8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7-11-23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7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7-09-04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7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7-05-30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7-04-05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7-02-2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7-01-04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6-11-29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6-10-09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6-08-10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6-07-06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6-05-25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6-04-05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6-02-28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6-01-04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5-11-29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5-10-05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5-08-10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5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5-05-25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5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5-02-24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5-01-12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4-11-22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4-10-13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4-08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4-07-14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4-05-20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4-04-22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4-02-19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4-01-15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3-12-02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3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3-09-12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3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3-05-14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3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3-02-12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3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2-11-14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2-11-12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2-09-26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2-08-28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2-07-26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2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2-06-27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2-04-30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2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2-03-26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2-02-26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2-01-29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2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1-12-28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1-11-28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1-10-31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1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1-09-26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1-08-31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1-07-23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1-07-18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1-06-21 0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1-05-31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1-04-26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1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1-03-09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1-0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0-11-16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0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0-08-23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0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0-05-25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0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0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2000-02-10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99-11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99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99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99-08-18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99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99-05-14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99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99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98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98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98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98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98-05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98-05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98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98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97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97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97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97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97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96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96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96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96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95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95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95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95-0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94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94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94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94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93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93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93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93-0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92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92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92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92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91-09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91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91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91-0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90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90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90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90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89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89-07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89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88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88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87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87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86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85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85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85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84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84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83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83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82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82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81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81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80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80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79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79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78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78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78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77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77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77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77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77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76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76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76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76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75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75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75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75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74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74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73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73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73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73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72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72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72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72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71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71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71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70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70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69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69-07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69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69-0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68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68-07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68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68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67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67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67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66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66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66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66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65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65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65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64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64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64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63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63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63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62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NN0014047</text:p>
          </table:table-cell>
          <table:table-cell office:value-type="string" calcext:value-type="string">
            <text:p>15S/03W-19ACD</text:p>
          </table:table-cell>
          <table:table-cell office:value-type="string" calcext:value-type="string">
            <text:p>1962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12" meta:object-count="0"/>
    <meta:user-defined meta:name="AppVersion">3.0</meta:user-defined>
  </office:meta>
</office:document-meta>
</file>